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List 1</text:p>
          </table:table-cell>
          <table:table-cell office:value-type="string" calcext:value-type="string">
            <text:p>List2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Remark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ascending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descending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office:value-type="string" calcext:value-type="string">
            <text:p>ascending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ERROR MSG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scending</text:p>
          </table:table-cell>
          <table:table-cell office:value-type="string" calcext:value-type="string">
            <text:p>ERROR MSG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office:value-type="string" calcext:value-type="string">
            <text:p>ascend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RROR MSG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ERROR MSG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RROR MSG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NULL</text:p>
          </table:table-cell>
          <table:table-cell table:style-name="ce1" office:value-type="string" calcext:value-type="string">
            <text:p>ERROR MSG</text:p>
          </table:table-cell>
          <table:table-cell office:value-type="string" calcext:value-type="string">
            <text:p>PA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7">00/00/0000</text:date>, <text:time style:data-style-name="N2" text:time-value="14:33:18.7042688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3:53:39.487256510</meta:creation-date>
    <dc:date>2018-12-17T19:10:12.655376714</dc:date>
    <meta:editing-duration>PT43M43S</meta:editing-duration>
    <meta:editing-cycles>7</meta:editing-cycles>
    <meta:generator>LibreOffice/5.1.6.2$Linux_X86_64 LibreOffice_project/10m0$Build-2</meta:generator>
    <meta:document-statistic meta:table-count="1" meta:cell-count="37" meta:object-count="0"/>
  </office:meta>
</office:document-meta>
</file>